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our model</text:p>
          </table:table-cell>
        </table:table-row>
        <table:table-row table:style-name="ro1">
          <table:table-cell office:value-type="float" office:value="0.554582228072179" calcext:value-type="float">
            <text:p>0.554582228072179</text:p>
          </table:table-cell>
          <table:table-cell office:value-type="float" office:value="0.572079854324842" calcext:value-type="float">
            <text:p>0.572079854324842</text:p>
          </table:table-cell>
        </table:table-row>
        <table:table-row table:style-name="ro1">
          <table:table-cell office:value-type="float" office:value="0.577384426043584" calcext:value-type="float">
            <text:p>0.577384426043584</text:p>
          </table:table-cell>
          <table:table-cell office:value-type="float" office:value="0.596723728837111" calcext:value-type="float">
            <text:p>0.596723728837111</text:p>
          </table:table-cell>
        </table:table-row>
        <table:table-row table:style-name="ro1">
          <table:table-cell office:value-type="float" office:value="0.566809199559383" calcext:value-type="float">
            <text:p>0.566809199559383</text:p>
          </table:table-cell>
          <table:table-cell office:value-type="float" office:value="0.602065610388915" calcext:value-type="float">
            <text:p>0.602065610388915</text:p>
          </table:table-cell>
        </table:table-row>
        <table:table-row table:style-name="ro1">
          <table:table-cell office:value-type="float" office:value="0.571398128301669" calcext:value-type="float">
            <text:p>0.571398128301669</text:p>
          </table:table-cell>
          <table:table-cell office:value-type="float" office:value="0.590771347666398" calcext:value-type="float">
            <text:p>0.590771347666398</text:p>
          </table:table-cell>
        </table:table-row>
        <table:table-row table:style-name="ro1">
          <table:table-cell office:value-type="float" office:value="0.553300698980307" calcext:value-type="float">
            <text:p>0.553300698980307</text:p>
          </table:table-cell>
          <table:table-cell office:value-type="float" office:value="0.612986786816365" calcext:value-type="float">
            <text:p>0.612986786816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8:41:54.181780020</meta:creation-date>
    <dc:date>2023-10-21T18:47:25.342321590</dc:date>
    <meta:editing-duration>PT5M31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